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Menlo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9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0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1" style:family="paragraph" style:parent-style-name="Standard">
      <style:text-properties fo:font-weight="normal" officeooo:rsid="001f7829" style:font-weight-asian="normal" style:font-weight-complex="normal"/>
    </style:style>
    <style:style style:name="P12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3">
      <style:text-properties fo:language="en" fo:country="US"/>
    </style:style>
    <style:style style:name="P17" style:family="paragraph" style:parent-style-name="Standard" style:list-style-name="L8">
      <style:text-properties fo:language="en" fo:country="US"/>
    </style:style>
    <style:style style:name="P18" style:family="paragraph" style:parent-style-name="Standard" style:list-style-name="L13">
      <style:text-properties fo:language="en" fo:country="US"/>
    </style:style>
    <style:style style:name="P19" style:family="paragraph" style:parent-style-name="Standard" style:list-style-name="L18">
      <style:text-properties fo:language="en" fo:country="US"/>
    </style:style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 style:list-style-name="L7"/>
    <style:style style:name="P24" style:family="paragraph" style:parent-style-name="Standard" style:list-style-name="L8">
      <style:text-properties officeooo:paragraph-rsid="0012ed7c"/>
    </style:style>
    <style:style style:name="P25" style:family="paragraph" style:parent-style-name="Standard" style:list-style-name="L8">
      <style:text-properties officeooo:paragraph-rsid="00184ef8"/>
    </style:style>
    <style:style style:name="P26" style:family="paragraph" style:parent-style-name="Standard" style:list-style-name="L9"/>
    <style:style style:name="P27" style:family="paragraph" style:parent-style-name="Standard" style:list-style-name="L9">
      <style:text-properties officeooo:rsid="0021b6a1" officeooo:paragraph-rsid="0021b6a1"/>
    </style:style>
    <style:style style:name="P28" style:family="paragraph" style:parent-style-name="Standard" style:list-style-name="L19">
      <style:text-properties officeooo:rsid="0021b6a1" officeooo:paragraph-rsid="0021b6a1"/>
    </style:style>
    <style:style style:name="P29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30" style:family="paragraph" style:parent-style-name="Standard" style:list-style-name="L20">
      <style:text-properties fo:font-weight="normal" officeooo:rsid="002b3204" officeooo:paragraph-rsid="002b3204" style:font-weight-asian="normal" style:font-weight-complex="normal"/>
    </style:style>
    <style:style style:name="P31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32" style:family="paragraph" style:parent-style-name="Standard" style:list-style-name="L11"/>
    <style:style style:name="P33" style:family="paragraph" style:parent-style-name="Standard" style:list-style-name="L12"/>
    <style:style style:name="P34" style:family="paragraph" style:parent-style-name="Standard" style:list-style-name="L13"/>
    <style:style style:name="P35" style:family="paragraph" style:parent-style-name="Standard" style:list-style-name="L14"/>
    <style:style style:name="P36" style:family="paragraph" style:parent-style-name="Standard" style:list-style-name="L15"/>
    <style:style style:name="P37" style:family="paragraph" style:parent-style-name="Standard" style:list-style-name="L16"/>
    <style:style style:name="P38" style:family="paragraph" style:parent-style-name="Standard" style:list-style-name="L17"/>
    <style:style style:name="P39" style:family="paragraph" style:parent-style-name="Standard" style:list-style-name="L18">
      <style:text-properties officeooo:paragraph-rsid="0012ed7c"/>
    </style:style>
    <style:style style:name="P40" style:family="paragraph" style:parent-style-name="Standard" style:list-style-name="L18">
      <style:text-properties officeooo:paragraph-rsid="00184ef8"/>
    </style:style>
    <style:style style:name="P41" style:family="paragraph" style:parent-style-name="Standard" style:list-style-name="L19"/>
    <style:style style:name="P42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a5b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7829" style:font-weight-asian="normal" style:font-weight-complex="normal"/>
    </style:style>
    <style:style style:name="T16" style:family="text">
      <style:text-properties officeooo:rsid="001c014e"/>
    </style:style>
    <style:style style:name="T17" style:family="text">
      <style:text-properties officeooo:rsid="00201129"/>
    </style:style>
    <style:style style:name="T18" style:family="text">
      <style:text-properties officeooo:rsid="002d53c2"/>
    </style:style>
    <style:style style:name="T19" style:family="text">
      <style:text-properties officeooo:rsid="002993f2"/>
    </style:style>
    <style:style style:name="T20" style:family="text">
      <style:text-properties officeooo:rsid="002a6505"/>
    </style:style>
    <style:style style:name="T21" style:family="text">
      <style:text-properties officeooo:rsid="002bdd2f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5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5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git add –all //adiciona todos arquivos</text:p>
      <text:p text:style-name="Standard">- git commit -v -m “<text:span text:style-name="T16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18">trás todo o projeto de novo a partir da última alteração</text:span>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423371179" text:style-name="L11">
        <text:list-item>
          <text:p text:style-name="P32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4121749781" text:style-name="L12">
        <text:list-item>
          <text:p text:style-name="P33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643731044" text:style-name="L13">
        <text:list-item>
          <text:p text:style-name="P18">sudo npm install -g create-react-app</text:p>
        </text:list-item>
        <text:list-item>
          <text:p text:style-name="P34">sudo create-react-app frontend</text:p>
        </text:list-item>
        <text:list-item>
          <text:p text:style-name="P18"><text:soft-page-break/>ou executar somente: sudo yarn create react-app frontend</text:p>
        </text:list-item>
      </text:list>
      <text:p text:style-name="P6"/>
      <text:p text:style-name="Standard">- Para subir o servidor: sudo yarn start</text:p>
      <text:list xml:id="list1309412441" text:style-name="L14">
        <text:list-item>
          <text:p text:style-name="P35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3861241383" text:style-name="L15">
        <text:list-item>
          <text:p text:style-name="P36">retorna um elemento React (JSX)</text:p>
        </text:list-item>
        <text:list-item>
          <text:p text:style-name="P36">também pode ser retornado um Array / fragmento a partir da versão (16)</text:p>
        </text:list-item>
        <text:list-item>
          <text:p text:style-name="P36">Portal</text:p>
        </text:list-item>
        <text:list-item>
          <text:p text:style-name="P36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3199525049" text:style-name="L16">
        <text:list-item>
          <text:p text:style-name="P37">Constructor</text:p>
        </text:list-item>
        <text:list-item>
          <text:p text:style-name="P37">Render</text:p>
        </text:list-item>
        <text:list-item>
          <text:p text:style-name="P37">Reac updates DOM and refs</text:p>
        </text:list-item>
        <text:list-item>
          <text:p text:style-name="P37">componentDidMount (instanciar listeners)</text:p>
        </text:list-item>
        <text:list-item>
          <text:p text:style-name="P37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19">todas as bibliotecas devem ser instaladas no repositório frontend</text:span></text:p>
      <text:list xml:id="list2223929661" text:style-name="L17">
        <text:list-item>
          <text:p text:style-name="P38">sudo yarn add axios</text:p>
        </text:list-item>
      </text:list>
      <text:list xml:id="list3318866082" text:style-name="L18">
        <text:list-item>
          <text:p text:style-name="P19">sudo yarn add react-router-dom</text:p>
        </text:list-item>
        <text:list-item>
          <text:p text:style-name="P39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40"><text:span text:style-name="T10">sudo yarn add bootstrap-icons //</text:span><text:span text:style-name="T11">instalar ultima versão do node 12.16.1</text:span></text:p>
        </text:list-item>
      </text:list>
      <text:p text:style-name="P6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7"/>
      <text:p text:style-name="P7">css inline com react</text:p>
      <text:p text:style-name="P7"/>
      <text:p text:style-name="P6">//inline</text:p>
      <text:p text:style-name="P6">const logoStyle = {</text:p>
      <text:p text:style-name="P6"><text:s text:c="4"/>width: 5+'%',</text:p>
      <text:p text:style-name="P6"><text:s text:c="4"/>height: 5+'%',</text:p>
      <text:p text:style-name="P6"><text:s text:c="4"/>display: flex</text:p>
      <text:p text:style-name="P6">}</text:p>
      <text:p text:style-name="P6"/>
      <text:p text:style-name="P6">export default function Login() {</text:p>
      <text:p text:style-name="P6"><text:s text:c="4"/>return (</text:p>
      <text:p text:style-name="P6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7">Vs Code</text:p>
      <text:p text:style-name="Standard">- plugin</text:p>
      <text:list xml:id="list3062028698" text:style-name="L19">
        <text:list-item>
          <text:p text:style-name="P41">color highlight</text:p>
        </text:list-item>
        <text:list-item>
          <text:p text:style-name="P41">material icon theme</text:p>
        </text:list-item>
        <text:list-item>
          <text:p text:style-name="P41">drácula</text:p>
        </text:list-item>
        <text:list-item>
          <text:p text:style-name="P28">live share: permite duas pessoas mexer no código</text:p>
        </text:list-item>
        <text:list-item>
          <text:p text:style-name="P28">eazy-snippets-react</text:p>
        </text:list-item>
        <text:list-item>
          <text:p text:style-name="P28">vscode-icons</text:p>
        </text:list-item>
        <text:list-item>
          <text:p text:style-name="P28"><text:soft-page-break/>CSS Formatter</text:p>
        </text:list-item>
      </text:list>
      <text:p text:style-name="Standard">-Atalho Alt + shift + f <text:span text:style-name="T13">ou ctrl + shift + i</text:span>: identa o código</text:p>
      <text:p text:style-name="Standard">- <text:span text:style-name="T17">Atalho ctrl +/: comenta e descomenta</text:span></text:p>
      <text:p text:style-name="Standard"/>
      <text:p text:style-name="P7">cypress test – <text:span text:style-name="T15">testes</text:span></text:p>
      <text:p text:style-name="P8"><text:span text:style-name="T15">a</text:span><text:span text:style-name="T14">pp actions</text:span></text:p>
      <text:p text:style-name="P10">page options</text:p>
      <text:p text:style-name="P11"/>
      <text:p text:style-name="P9">Instalação cypress: Acessar / <text:span text:style-name="T20">criar </text:span>repositório <text:span text:style-name="T20">cypress no mesmo nó de frontend e backend</text:span> para instalar a biblioteca</text:p>
      <text:p text:style-name="P9"/>
      <text:p text:style-name="P9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9"/>
      <text:list xml:id="list2653513532" text:style-name="L20">
        <text:list-item>
          <text:p text:style-name="P30">sudo yarn add cypress –dev</text:p>
        </text:list-item>
        <text:list-item>
          <text:p text:style-name="P30">yarn run cypress open //<text:span text:style-name="T21">starta o cypress</text:span></text:p>
        </text:list-item>
        <text:list-item>
          <text:p text:style-name="P30">yarn start cypress:open</text:p>
        </text:list-item>
      </text:list>
      <text:p text:style-name="P12"/>
      <text:p text:style-name="P11"/>
      <text:p text:style-name="P31">Discord – <text:span text:style-name="T14">aplicativo de conversa, bom para trocar código e trabalh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2-28T12:08:49.476658677</dc:date>
    <meta:editing-cycles>76</meta:editing-cycles>
    <meta:editing-duration>P1DT16H56M23S</meta:editing-duration>
    <meta:document-statistic meta:table-count="0" meta:image-count="0" meta:object-count="0" meta:page-count="3" meta:paragraph-count="95" meta:word-count="563" meta:character-count="3647" meta:non-whitespace-character-count="3167"/>
    <meta:template xlink:type="simple" xlink:actuate="onRequest" xlink:title="" xlink:href="Normal"/>
  </office:meta>
</office:document-meta>
</file>